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fc0" officeooo:paragraph-rsid="000a7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ss l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5:25:08.359856216</meta:creation-date>
    <dc:date>2018-03-14T15:25:44.268942825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4.2.8.2$Linux_x86 LibreOffice_project/420m0$Build-2</meta:generator>
  </office:meta>
</office:document-meta>
</file>